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175cm"/>
    </style:style>
    <style:style style:name="pr2" style:family="presentation" style:parent-style-name="Default_20_1-subtitle">
      <style:graphic-properties draw:fill-color="#ffffff" fo:min-height="4.024cm"/>
    </style:style>
    <style:style style:name="pr3" style:family="presentation" style:parent-style-name="Default_20_1-notes">
      <style:graphic-properties draw:fill-color="#ffffff" fo:min-height="12.322cm"/>
    </style:style>
    <style:style style:name="pr4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.183cm" fo:margin-bottom="0.5cm" fo:text-align="start" fo:text-indent="0cm" style:punctuation-wrap="hanging"/>
      <style:text-properties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4617b" style:text-line-through-style="none" fo:font-family="Calibri" fo:font-size="50pt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color="#000000" style:text-line-through-style="none" fo:font-family="Constantia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2.859cm" svg:height="3.175cm" svg:x="1.27cm" svg:y="1.956cm" presentation:class="title">
          <draw:text-box>
            <text:p text:style-name="P1"><text:span text:style-name="T1">Five stage pipe-lined MIPS processor</text:span></text:p>
          </draw:text-box>
        </draw:frame>
        <draw:frame presentation:style-name="pr2" draw:text-style-name="P2" draw:layer="layout" svg:width="22.859cm" svg:height="4.024cm" svg:x="1.27cm" svg:y="5.501cm" presentation:class="subtitle" presentation:user-transformed="true">
          <draw:text-box>
            <text:p text:style-name="P2"><text:span text:style-name="T2">Cameron McGary, Adam Marsa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1.956cm" presentation:class="title" presentation:user-transformed="true">
          <draw:text-box>
            <text:p text:style-name="P3"><text:span text:style-name="T3">What was learned</text:span></text:p>
          </draw:text-box>
        </draw:frame>
        <draw:frame draw:name="Content Placeholder 2" presentation:style-name="pr5" draw:text-style-name="P4" draw:layer="layout" svg:width="22.859cm" svg:height="12.191cm" svg:x="1.27cm" svg:y="5.376cm" presentation:class="outline" presentation:user-transformed="true">
          <draw:text-box>
            <text:list text:style-name="L4">
              <text:list-item>
                <text:p text:style-name="P5"><text:span text:style-name="T4">Improved knowledge of Verilog</text:span></text:p>
              </text:list-item>
              <text:list-item>
                <text:p text:style-name="P5"><text:span text:style-name="T4">Time management is important!!</text:span></text:p>
              </text:list-item>
              <text:list-item>
                <text:p text:style-name="P5"><text:span text:style-name="T4">MIPS Processors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1.956cm" presentation:class="title" presentation:user-transformed="true">
          <draw:text-box>
            <text:p text:style-name="P3"><text:span text:style-name="T3">What was done</text:span></text:p>
          </draw:text-box>
        </draw:frame>
        <draw:frame draw:name="Content Placeholder 2" presentation:style-name="pr5" draw:text-style-name="P4" draw:layer="layout" svg:width="22.859cm" svg:height="12.191cm" svg:x="1.27cm" svg:y="5.376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1.956cm" presentation:class="title" presentation:user-transformed="true">
          <draw:text-box>
            <text:p text:style-name="P3"><text:span text:style-name="T3">What actually worked</text:span></text:p>
          </draw:text-box>
        </draw:frame>
        <draw:frame draw:name="Content Placeholder 2" presentation:style-name="pr5" draw:text-style-name="P4" draw:layer="layout" svg:width="22.859cm" svg:height="12.191cm" svg:x="1.27cm" svg:y="5.376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1.956cm" presentation:class="title" presentation:user-transformed="true">
          <draw:text-box>
            <text:p/>
          </draw:text-box>
        </draw:frame>
        <draw:frame draw:name="Content Placeholder 2" presentation:style-name="pr5" draw:text-style-name="P4" draw:layer="layout" svg:width="22.859cm" svg:height="12.191cm" svg:x="1.27cm" svg:y="5.376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1.956cm" presentation:class="title" presentation:user-transformed="true">
          <draw:text-box>
            <text:p text:style-name="P3"><text:span text:style-name="T3">Improvements</text:span></text:p>
          </draw:text-box>
        </draw:frame>
        <draw:frame draw:name="Content Placeholder 2" presentation:style-name="pr5" draw:text-style-name="P4" draw:layer="layout" svg:width="22.859cm" svg:height="12.191cm" svg:x="1.27cm" svg:y="5.376cm" presentation:class="outline" presentation:user-transformed="true">
          <draw:text-box>
            <text:list text:style-name="L4">
              <text:list-item>
                <text:p text:style-name="P5"><text:span text:style-name="T4">Better time management</text:span></text:p>
              </text:list-item>
              <text:list-item>
                <text:p text:style-name="P5"><text:span text:style-name="T4">Tomasulo <text:s/>SP?</text:span></text:p>
              </text:list-item>
              <text:list-item>
                <text:p text:style-name="P5"><text:span text:style-name="T4">Run all programs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onstantia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onstantia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onstant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onstant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onstantia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onstantia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onstantia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onstant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onstant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onstantia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draw:stroke-linejoin="round" draw:fill="gradient" draw:fill-gradient-name="Gradient_20_7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gradient" draw:fill-gradient-name="Gradient_20_8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solid" svg:stroke-width="0.03cm" svg:stroke-color="#008abf" svg:stroke-opacity="56%" draw:stroke-linejoin="round" draw:fill="none" draw:auto-grow-height="false" fo:padding-top="0.125cm" fo:padding-bottom="0.125cm" fo:padding-left="0.25cm" fo:padding-right="0.25cm" fo:wrap-option="wrap"/>
    </style:style>
    <style:style style:name="Mgr6" style:family="graphic">
      <style:graphic-properties draw:stroke="solid" svg:stroke-width="0.026cm" svg:stroke-color="#009dd9" svg:stroke-opacity="56%" draw:stroke-linejoin="round" draw:fill="none" draw:auto-grow-height="false" fo:padding-top="0.125cm" fo:padding-bottom="0.125cm" fo:padding-left="0.25cm" fo:padding-right="0.25cm" fo:wrap-option="wrap"/>
    </style:style>
    <style:style style:name="Mgr7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5" style:family="paragraph">
      <style:paragraph-properties fo:margin-left="0cm" fo:margin-right="0.127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83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8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50e0ea" style:text-line-through-style="none" fo:font-family="Calibri" fo:font-size="56pt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color="#000000" style:text-line-through-style="none" fo:font-family="Constantia" fo:font-style="normal" style:text-underline-style="none" fo:font-weight="normal" style:font-style-asian="normal" style:font-weight-asian="normal" style:font-style-complex="normal" style:font-weight-complex="normal"/>
    </style:style>
    <style:style style:name="MT3" style:family="text">
      <style:text-properties fo:color="#04617b" style:text-line-through-style="none" fo:font-family="Calibri" fo:font-size="50pt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color="#000000" style:text-line-through-style="none" fo:font-family="Constantia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000000" style:text-line-through-style="none" fo:font-family="Constantia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onstantia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Constant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type="non-primitive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type="non-primitive"/>
      </draw:custom-shape>
      <draw:g draw:name="Group 1">
        <draw:custom-shape draw:name="Freeform 11" draw:style-name="Mgr5" draw:text-style-name="MP3" draw:layer="layout" svg:width="25.452cm" svg:height="1.802cm" draw:transform="rotate (0.0478220215046356) translate (-0.081cm 1.171cm)">
          <text:p/>
          <draw:enhanced-geometry draw:type="non-primitive"/>
        </draw:custom-shape>
        <draw:custom-shape draw:name="Freeform 12" draw:style-name="Mgr6" draw:text-style-name="MP3" draw:layer="layout" svg:width="25.487cm" svg:height="1.472cm" draw:transform="rotate (0.0478220215046356) translate (-0.06cm 1.376cm)">
          <text:p/>
          <draw:enhanced-geometry draw:type="non-primitive"/>
        </draw:custom-shape>
      </draw:g>
      <draw:frame draw:name="Title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custom-shape draw:name="Subtitle 16" draw:style-name="Mgr7" draw:text-style-name="MP3" draw:layer="backgroundobjects" svg:width="21.818cm" svg:height="4.867cm" svg:x="1.482cm" svg:y="8.968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29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0-12-08">12/8/10</text:date></text:span></text:p>
        </draw:text-box>
      </draw:frame>
      <draw:frame draw:name="Footer Placeholder 18" presentation:style-name="Mpr2" draw:text-style-name="MP8" draw:layer="backgroundobjects" svg:width="9.312cm" svg:height="1.013cm" svg:x="7.40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26" presentation:style-name="Mpr2" draw:text-style-name="MP9" draw:layer="backgroundobjects" svg:width="2.116cm" svg:height="1.013cm" svg:x="22.013cm" svg:y="17.657cm" presentation:class="page-number" presentation:user-transformed="true">
        <draw:text-box>
          <text:p text:style-name="MP6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type="non-primitive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type="non-primitive"/>
      </draw:custom-shape>
      <draw:g draw:name="Group 1">
        <draw:custom-shape draw:name="Freeform 11" draw:style-name="Mgr5" draw:text-style-name="MP3" draw:layer="layout" svg:width="25.452cm" svg:height="1.802cm" draw:transform="rotate (0.0478220215046356) translate (-0.081cm 1.171cm)">
          <text:p/>
          <draw:enhanced-geometry draw:type="non-primitive"/>
        </draw:custom-shape>
        <draw:custom-shape draw:name="Freeform 12" draw:style-name="Mgr6" draw:text-style-name="MP3" draw:layer="layout" svg:width="25.487cm" svg:height="1.472cm" draw:transform="rotate (0.0478220215046356) translate (-0.06cm 1.376cm)">
          <text:p/>
          <draw:enhanced-geometry draw:type="non-primitive"/>
        </draw:custom-shape>
      </draw:g>
      <draw:frame draw:name="Title 1" presentation:style-name="Mpr5" draw:text-style-name="MP3" draw:layer="backgroundobjects" svg:width="22.859cm" svg:height="3.174cm" svg:x="1.27cm" svg:y="1.956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191cm" svg:x="1.27cm" svg:y="5.376cm" presentation:class="outline" presentation:user-transformed="true">
        <draw:text-box>
          <text:list text:style-name="ML5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4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0-12-08">12/8/10</text:date></text:span></text:p>
        </draw:text-box>
      </draw:frame>
      <draw:frame draw:name="Footer Placeholder 4" presentation:style-name="Mpr7" draw:text-style-name="MP8" draw:layer="backgroundobjects" svg:width="9.312cm" svg:height="1.013cm" svg:x="7.40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7" draw:text-style-name="MP9" draw:layer="backgroundobjects" svg:width="2.116cm" svg:height="1.013cm" svg:x="22.013cm" svg:y="17.657cm" presentation:class="page-number" presentation:user-transformed="true">
        <draw:text-box>
          <text:p text:style-name="MP6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date>2010-12-08T23:56:04.23</dc:date>
    <dc:creator>Cam </dc:creator>
    <meta:editing-duration>PT00H04M24S</meta:editing-duration>
    <meta:editing-cycles>1</meta:editing-cycles>
    <meta:document-statistic meta:object-count="67"/>
  </office:meta>
</office:document-meta>
</file>